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:</text:p>
      <text:p text:style-name="Standard">1- remplacer Eye<text:span text:style-name="T1">BD</text:span> par Eye<text:span text:style-name="T1">DB</text:span></text:p>
      <text:p text:style-name="Standard">2- section "Bases de données relationnelles", paragraphe 2</text:p>
      <text:p text:style-name="Correction">Les champs doivent être de type simpl<text:span text:style-name="T1">e</text:span>s</text:p>
      <text:p text:style-name="Standard">3- section "EyeDB", sous-section "Le modèle objet de EyeDB", supprimer le saut de ligne avant les ":"</text:p>
      <text:p text:style-name="Correction">relations binaires avec intégrité référentielle<text:span text:style-name="T1"> :</text:span></text:p>
      <text:p text:style-name="Standard">4- section "EyeDB", sous-section "Les caractéristiques de EyeDB", 3ième paragraphe, supprimer le saut de ligne avant les ":"</text:p>
      <text:p text:style-name="Correction">la montée en charge de manière solide<text:span text:style-name="T1"> :</text:span></text:p>
      <text:p text:style-name="Standard">5- section "Compiler et installer EyeDB", sous-section "Compiler EyeDB sur Linux", ajouter un retour à la ligne après:</text:p>
      <text:p text:style-name="Correction">Ceci n'affectera en rien le fonctionnement ultérieur de EyeDB.<text:span text:style-name="T1"> </text:span></text:p>
      <text:p text:style-name="Standard">6- section "Définir un schéma de données avec ODL", sous-section "Créer une base EyeDB", premier paragraphe, changer la police de la commande :</text:p>
      <text:p text:style-name="Correction">...la commande <text:span text:style-name="T1">eyedbadmin database create</text:span>, en donnant... </text:p>
      <text:p text:style-name="Standard">7- section "Définir un schéma de données avec ODL", sous-section "Définir le schéma de la base avec ODL", supprimer le saut de ligne entre :</text:p>
      <text:p text:style-name="Correction">Une fois ce fichier créé, mettez à jour le schéma de la base déjà créée avec la commande</text:p>
      <text:p text:style-name="Standard">et :</text:p>
      <text:p text:style-name="Correction"><text:span text:style-name="T1"><text:s/></text:span><text:span text:style-name="T2">eyedbodl</text:span> :</text:p>
      <text:p text:style-name="Standard">et garder la police de caractères "commande" pour <text:span text:style-name="T2">eyedbodl</text:span>.</text:p>
      <text:p text:style-name="Standard">8- section "Créer, modifier, rechercher... des objets avec OQL", premier paragraphe, supprimer le s :</text:p>
      <text:p text:style-name="Correction">tout ce que vous entrez comme commande<text:span text:style-name="T1">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>
      <style:text-properties fo:font-style="italic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1" style:font-size-asian="14pt" style:font-name-complex="Times New Roman" style:font-size-complex="14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14:39:31</dc:date>
    <meta:editing-cycles>23</meta:editing-cycles>
    <meta:editing-duration>PT2H11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214" meta:character-count="1355"/>
  </office:meta>
</office:document-meta>
</file>